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5.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28:08.256602641</dc:date>
    <meta:editing-duration>PT4M33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8557521937308">
                <text:p>-1.28557521937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96961550602442">
                <text:p>-1.96961550602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684040286651338">
                <text:p>-0.684040286651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84040286651337">
                <text:p>0.684040286651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6961550602442">
                <text:p>1.96961550602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8557521937308">
                <text:p>1.28557521937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89858719658941E-016">
                <text:p>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